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3aa" officeooo:paragraph-rsid="001b43aa"/>
    </style:style>
    <style:style style:name="P2" style:family="paragraph" style:parent-style-name="Standard">
      <style:text-properties fo:font-weight="bold" officeooo:rsid="001fcae2" officeooo:paragraph-rsid="001fcae2" style:font-weight-asian="bold" style:font-weight-complex="bold"/>
    </style:style>
    <style:style style:name="P3" style:family="paragraph" style:parent-style-name="Standard">
      <style:text-properties fo:font-weight="bold" officeooo:rsid="002f4fb8" officeooo:paragraph-rsid="002f4fb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none" fo:font-weight="normal" officeooo:rsid="001b43aa" officeooo:paragraph-rsid="001b43a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text-underline-style="none" fo:font-weight="bold" officeooo:rsid="001b43aa" officeooo:paragraph-rsid="001b43aa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weight="bold" officeooo:rsid="002853ca" officeooo:paragraph-rsid="002853c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officeooo:rsid="002853ca" officeooo:paragraph-rsid="002853c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style="normal" fo:font-weight="normal" officeooo:rsid="001e0fe6" officeooo:paragraph-rsid="0029fd3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text-underline-style="none" fo:font-weight="normal" officeooo:rsid="0031308c" officeooo:paragraph-rsid="0031308c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alibri" fo:font-size="11pt" fo:font-weight="normal" officeooo:rsid="001fcae2" officeooo:paragraph-rsid="001fcae2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Calibri" fo:font-size="11pt" fo:font-weight="normal" officeooo:rsid="001fcae2" officeooo:paragraph-rsid="001e0fe6" style:font-size-asian="11pt" style:font-weight-asian="normal" style:font-size-complex="11pt" style:font-weight-complex="normal"/>
    </style:style>
    <style:style style:name="P12" style:family="paragraph" style:parent-style-name="Standard">
      <style:text-properties officeooo:rsid="002dd7f3" officeooo:paragraph-rsid="002dd7f3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libri" fo:font-size="11pt" fo:font-weight="normal" officeooo:rsid="00217acc" officeooo:paragraph-rsid="00221cf2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fo:font-weight="bold" officeooo:rsid="00355406" officeooo:paragraph-rsid="00355406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weight="bold" officeooo:rsid="001b43aa" officeooo:paragraph-rsid="001b43aa" style:font-weight-asian="bold" style:font-weight-complex="bold"/>
    </style:style>
    <style:style style:name="P16" style:family="paragraph" style:parent-style-name="Standard">
      <style:text-properties style:font-name="arial" fo:font-size="12pt" fo:font-weight="bold" officeooo:rsid="001e0fe6" officeooo:paragraph-rsid="00355406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" fo:font-size="12pt" fo:font-weight="bold" officeooo:rsid="001e0fe6" officeooo:paragraph-rsid="001e0fe6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fo:font-size="12pt" fo:font-weight="bold" officeooo:rsid="002853ca" officeooo:paragraph-rsid="002853ca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arial" fo:font-size="12pt" fo:font-weight="bold" officeooo:rsid="001d2333" officeooo:paragraph-rsid="001d2333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arial" fo:font-size="12pt" fo:font-weight="normal" officeooo:rsid="0036a9b0" officeooo:paragraph-rsid="003840e6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36a9b0" officeooo:paragraph-rsid="0036a9b0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3840e6" officeooo:paragraph-rsid="003840e6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3d6054" officeooo:paragraph-rsid="003d605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395631" officeooo:paragraph-rsid="0039563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2pt" fo:font-weight="normal" officeooo:rsid="001d2333" officeooo:paragraph-rsid="0026c92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alibri" fo:font-size="12pt" fo:font-style="normal" fo:font-weight="normal" officeooo:rsid="001d2333" officeooo:paragraph-rsid="0026c92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alibri" fo:font-size="12pt" fo:font-style="normal" fo:font-weight="normal" officeooo:rsid="001e0fe6" officeooo:paragraph-rsid="001e0fe6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Calibri" fo:font-size="12pt" fo:font-weight="normal" officeooo:rsid="001e0fe6" officeooo:paragraph-rsid="0035540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alibri" fo:font-size="12pt" fo:font-weight="normal" officeooo:rsid="001e0fe6" officeooo:paragraph-rsid="0029fd38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officeooo:rsid="001b43aa" officeooo:paragraph-rsid="001b43aa" style:font-size-asian="12pt" style:font-size-complex="12pt"/>
    </style:style>
    <style:style style:name="P31" style:family="paragraph" style:parent-style-name="Standard">
      <style:text-properties fo:font-size="12pt" fo:font-weight="bold" officeooo:rsid="001d2333" officeooo:paragraph-rsid="001d2333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1fcae2" officeooo:paragraph-rsid="001fcae2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normal" officeooo:rsid="001fcae2" officeooo:paragraph-rsid="00217acc" style:font-size-asian="12pt" style:font-weight-asian="normal" style:font-size-complex="1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fo:font-weight="bold" officeooo:rsid="001b43aa" officeooo:paragraph-rsid="001b43aa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libri" fo:font-size="12pt" fo:font-weight="normal" officeooo:rsid="00217acc" officeooo:paragraph-rsid="00221cf2" style:font-size-asian="12pt" style:font-weight-asian="normal" style:font-size-complex="12pt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size="11pt" style:font-size-asian="9.60000038146973pt" style:font-size-complex="11pt"/>
    </style:style>
    <style:style style:name="T4" style:family="text">
      <style:text-properties style:font-name="Calibri" fo:font-size="11pt" style:font-size-asian="11pt" style:font-size-complex="11pt"/>
    </style:style>
    <style:style style:name="T5" style:family="text">
      <style:text-properties style:font-name="Calibri" fo:font-size="11pt" officeooo:rsid="0025195d" style:font-size-asian="11pt" style:font-size-complex="11pt"/>
    </style:style>
    <style:style style:name="T6" style:family="text">
      <style:text-properties style:font-name="Calibri" fo:font-size="11pt" officeooo:rsid="002d1375" style:font-size-asian="11pt" style:font-size-complex="11pt"/>
    </style:style>
    <style:style style:name="T7" style:family="text">
      <style:text-properties style:font-name="Calibri" fo:font-size="11pt" fo:font-weight="normal" style:font-size-asian="9.60000038146973pt" style:font-weight-asian="normal" style:font-size-complex="11pt" style:font-weight-complex="normal"/>
    </style:style>
    <style:style style:name="T8" style:family="text">
      <style:text-properties style:font-name="Calibri" officeooo:rsid="0025195d"/>
    </style:style>
    <style:style style:name="T9" style:family="text">
      <style:text-properties style:font-name="Calibri" officeooo:rsid="002d1375"/>
    </style:style>
    <style:style style:name="T10" style:family="text">
      <style:text-properties style:font-name="Calibri" fo:font-size="12pt" style:font-size-asian="12pt" style:font-size-complex="12pt"/>
    </style:style>
    <style:style style:name="T11" style:family="text">
      <style:text-properties style:font-name="arial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fo:font-weight="normal" officeooo:rsid="002853ca" style:font-weight-asian="normal" style:font-weight-complex="normal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style:font-name="arial" fo:font-weight="bold" officeooo:rsid="002853ca" style:font-weight-asian="bold" style:font-weight-complex="bold"/>
    </style:style>
    <style:style style:name="T16" style:family="text">
      <style:text-properties style:font-name="arial" officeooo:rsid="002853ca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style:font-name="arial" fo:font-size="12pt" officeooo:rsid="0029fd38" style:font-size-asian="12pt" style:font-size-complex="12pt"/>
    </style:style>
    <style:style style:name="T19" style:family="text">
      <style:text-properties style:font-name="arial" fo:font-size="12pt" officeooo:rsid="002b8576" style:font-size-asian="12pt" style:font-size-complex="12pt"/>
    </style:style>
    <style:style style:name="T20" style:family="text">
      <style:text-properties style:font-name="arial" fo:font-size="12pt" officeooo:rsid="002853ca" style:font-size-asian="12pt" style:font-size-complex="12pt"/>
    </style:style>
    <style:style style:name="T21" style:family="text">
      <style:text-properties style:font-name="arial" officeooo:rsid="002f4fb8"/>
    </style:style>
    <style:style style:name="T22" style:family="text">
      <style:text-properties style:font-name="arial" officeooo:rsid="002b8576"/>
    </style:style>
    <style:style style:name="T23" style:family="text">
      <style:text-properties style:font-name="arial" officeooo:rsid="0029fd38"/>
    </style:style>
    <style:style style:name="T24" style:family="text">
      <style:text-properties officeooo:rsid="002853ca"/>
    </style:style>
    <style:style style:name="T25" style:family="text">
      <style:text-properties officeooo:rsid="0029fd38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2853ca" style:font-size-asian="12pt" style:font-size-complex="12pt"/>
    </style:style>
    <style:style style:name="T28" style:family="text">
      <style:text-properties fo:font-size="12pt" officeooo:rsid="00350aea" style:font-size-asian="12pt" style:font-size-complex="12pt"/>
    </style:style>
    <style:style style:name="T29" style:family="text">
      <style:text-properties officeooo:rsid="002b8576"/>
    </style:style>
    <style:style style:name="T30" style:family="text">
      <style:text-properties officeooo:rsid="0031308c"/>
    </style:style>
    <style:style style:name="T31" style:family="text">
      <style:text-properties officeooo:rsid="00350aea"/>
    </style:style>
    <style:style style:name="T32" style:family="text">
      <style:text-properties officeooo:rsid="003840e6"/>
    </style:style>
    <style:style style:name="T33" style:family="text">
      <style:text-properties officeooo:rsid="003956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0">DOMINIC</text:span> <text:span text:style-name="T30">CHAPLE</text:span></text:p>
      <text:p text:style-name="P4"/>
      <text:p text:style-name="P9">Entry Level Full Stack Developer - competent with Javascript, HTML, CSS, Python and Java</text:p>
      <text:p text:style-name="P15"/>
      <text:p text:style-name="P1"><text:span text:style-name="T15">CONTACT DETAILS</text:span><text:span text:style-name="T14">:</text:span></text:p>
      <text:p text:style-name="P15"/>
      <text:p text:style-name="P30"><text:span text:style-name="T16">MOBILE NUMBER</text:span> ...<text:tab/><text:span text:style-name="T1">07494 235 998</text:span></text:p>
      <text:p text:style-name="P1"><text:span text:style-name="T20">EMAIL</text:span><text:span text:style-name="T17"> …<text:tab/></text:span><text:span text:style-name="T26"><text:tab/><text:tab/></text:span><text:a xlink:type="simple" xlink:href="mailto:domchaple@gmail.com" text:style-name="Internet_20_link" text:visited-style-name="Visited_20_Internet_20_Link"><text:span text:style-name="T10">domchaple@gmail.com</text:span></text:a></text:p>
      <text:p text:style-name="P30"><text:span text:style-name="T21">­</text:span><text:span text:style-name="T16">ADDRESS</text:span> …<text:tab/><text:tab/><text:span text:style-name="T8">18 Codling Close</text:span><text:span text:style-name="T1">, Wapping, London. E1W </text:span><text:span text:style-name="T9">2UX</text:span></text:p>
      <text:p text:style-name="P12"/>
      <text:p text:style-name="P12"/>
      <text:p text:style-name="P6">SOCIAL:</text:p>
      <text:p text:style-name="P6"/>
      <text:p text:style-name="P34"><text:span text:style-name="T13">GITHUB </text:span><text:span text:style-name="T12">… </text:span><text:tab/><text:tab/><text:tab/><text:span text:style-name="T2">Domchap90</text:span></text:p>
      <text:p text:style-name="P31"><text:span text:style-name="T12">L</text:span><text:span text:style-name="T13">INKEDIN</text:span><text:span text:style-name="T12"> …</text:span> <text:tab/><text:tab/><text:span text:style-name="T2">Dominic Chaple</text:span></text:p>
      <text:p text:style-name="P3"/>
      <text:p text:style-name="P3"/>
      <text:p text:style-name="P2"><text:span text:style-name="T16">PROFILE</text:span><text:span text:style-name="T11">:</text:span> </text:p>
      <text:p text:style-name="P2"/>
      <text:p text:style-name="P13"><text:s/><text:span text:style-name="T26"><text:s/></text:span><text:span text:style-name="T28">I am currently progressing through the Code Institute’s full stack developer diploma with the ultimate aim of becoming a junior full stack developer. With a lot of self study under my belt I have projects written in a variety of popular front end and back end languages. </text:span></text:p>
      <text:p text:style-name="P35"/>
      <text:p text:style-name="P35"/>
      <text:p text:style-name="P16"><text:span text:style-name="T29">SKILLS</text:span>:</text:p>
      <text:p text:style-name="P16"/>
      <text:p text:style-name="P20">FRONT END …<text:tab/>HTML5<text:tab/>,<text:tab/> CSS3<text:tab/></text:p>
      <text:p text:style-name="P20"/>
      <text:p text:style-name="P20"><text:span text:style-name="T32">FRAMEWORKS </text:span>… <text:tab/><text:span text:style-name="T33">BOOTSTRAP4</text:span> </text:p>
      <text:p text:style-name="P21"/>
      <text:p text:style-name="P22">BACK END …<text:tab/><text:span text:style-name="T33">JAVASCRIPT</text:span><text:tab/>,<text:tab/><text:span text:style-name="T33">PYTHON</text:span><text:tab/>,<text:tab/> <text:span text:style-name="T33">JAVA</text:span></text:p>
      <text:p text:style-name="P22"/>
      <text:p text:style-name="P22">UI / UX …<text:tab/><text:tab/><text:span text:style-name="T33">BALSAMIQ<text:tab/>,<text:tab/>WIREFRAMES</text:span></text:p>
      <text:p text:style-name="P22"/>
      <text:p text:style-name="P23">SOURCE CONTROL …<text:tab/>GIT</text:p>
      <text:p text:style-name="P16"/>
      <text:p text:style-name="P16"/>
      <text:p text:style-name="P14">PROJECTS:</text:p>
      <text:p text:style-name="P33"/>
      <text:p text:style-name="P24">TITLE</text:p>
      <text:p text:style-name="P24">DESCRIPTION</text:p>
      <text:p text:style-name="P24">LANGUAGES, FRAMEWORKS, ADD ONS</text:p>
      <text:p text:style-name="P24">GITHUB LINK</text:p>
      <text:p text:style-name="P32"/>
      <text:p text:style-name="P32"/>
      <text:p text:style-name="P32"/>
      <text:p text:style-name="P32"/>
      <text:p text:style-name="P32"/>
      <text:p text:style-name="P32"/>
      <text:p text:style-name="P18"><text:soft-page-break/>EDUCATION:</text:p>
      <text:p text:style-name="P18"/>
      <text:p text:style-name="P25"><text:span text:style-name="T24">UNIVERSITY OF SHEFFIELD</text:span> </text:p>
      <text:p text:style-name="P26">BsC Theoretical Physics 2:2 <text:span text:style-name="T25">(2011)</text:span></text:p>
      <text:p text:style-name="P26"/>
      <text:p text:style-name="P7">WOOTON UPPER SCHOOL</text:p>
      <text:p text:style-name="P8">A <text:span text:style-name="T25">LEVELS</text:span></text:p>
      <text:p text:style-name="P27"><text:s/>French C, Further Maths B, Physics B, Maths A.</text:p>
      <text:p text:style-name="P31"/>
      <text:p text:style-name="P31"/>
      <text:p text:style-name="P19"><text:span text:style-name="T24">EMPLOYMENT POSITIONS</text:span>:</text:p>
      <text:p text:style-name="P19"/>
      <text:p text:style-name="P28"><text:span text:style-name="T11">P</text:span><text:span text:style-name="T22">ERSONAL TRAINER</text:span></text:p>
      <text:p text:style-name="P28"><text:s/>Third Space Tower Bridge </text:p>
      <text:p text:style-name="P28">March 2018 – Current date</text:p>
      <text:p text:style-name="P28"><text:s/></text:p>
      <text:p text:style-name="P28"><text:span text:style-name="T23">PERSONAL TRAINER</text:span><text:span text:style-name="T11"> </text:span></text:p>
      <text:p text:style-name="P29"><text:s/>Fitness First <text:span text:style-name="T25">(</text:span>Self employed<text:span text:style-name="T25">)</text:span></text:p>
      <text:p text:style-name="P29">January 2012 – March 2018</text:p>
      <text:p text:style-name="P17"/>
      <text:p text:style-name="P17"/>
      <text:p text:style-name="P11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5:23:56.789334324</meta:creation-date>
    <dc:date>2020-04-06T17:58:48.346862096</dc:date>
    <meta:editing-duration>PT1H45M15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176" meta:character-count="1086" meta:non-whitespace-character-count="919"/>
  </office:meta>
</office:document-meta>
</file>